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top="0.1665in" fo:margin-bottom="0.0417in" fo:break-before="pag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2" style:family="paragraph" style:parent-style-name="Standard" style:list-style-name="L2"/>
    <style:style style:name="P3" style:family="paragraph" style:parent-style-name="Standard" style:list-style-name="L2"/>
    <style:style style:name="P4" style:family="paragraph" style:parent-style-name="Standard" style:list-style-name="WW8Num10"/>
    <style:style style:name="P5" style:family="paragraph" style:parent-style-name="Standard" style:list-style-name="WW8Num10"/>
    <style:style style:name="P6" style:family="paragraph" style:parent-style-name="Standard" style:list-style-name="WW8Num10"/>
    <style:style style:name="P7" style:family="paragraph" style:parent-style-name="Standard" style:list-style-name="WW8Num10"/>
    <style:style style:name="P8" style:family="paragraph" style:parent-style-name="Standard" style:list-style-name="WW8Num10"/>
    <style:style style:name="P9" style:family="paragraph" style:parent-style-name="Standard" style:list-style-name="WW8Num10"/>
    <style:style style:name="P10" style:family="paragraph" style:parent-style-name="Standard" style:list-style-name="WW8Num10"/>
    <style:style style:name="P11" style:family="paragraph" style:parent-style-name="Standard">
      <style:paragraph-properties fo:margin-left="-0.25in" fo:margin-right="0in" fo:text-indent="0in" style:auto-text-indent="false">
        <style:tab-stops>
          <style:tab-stop style:position="0.75in"/>
        </style:tab-stops>
      </style:paragraph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Kalkuler arbeidsordre – fra prisbok</text:h>
      <text:p text:style-name="Standard">Arbeidsordren kan kalkuleres ved å legg til poster fra prisbok, mal eller tilpasset.</text:p>
      <text:p text:style-name="Standard">En utført kalkulasjon kan også lagres som mal ved tilsvarende arbeidsordre ved en senere anlegning.</text:p>
      <text:p text:style-name="Standard"/>
      <text:p text:style-name="Standard">Etter å ha kalkulert arbeidsordren kan ordren vises med eller uten detaljer og/eller sum.</text:p>
      <text:p text:style-name="Standard"/>
      <text:p text:style-name="Standard">Ordren kan også være et svar på prisforespørsel. Anbudet vises med eller uten sum og kan eventuelt merkes som utkast.</text:p>
      <text:p text:style-name="Standard"/>
      <text:p text:style-name="Standard">Vinduet ovenfor er tomt – ingen kalkulasjon er utført. Poster i en slik kalkulasjon kan redigeres eller slettes ved bruk av menyvalg til høyre på samme rad.</text:p>
      <text:p text:style-name="P11"/>
      <text:p text:style-name="P11"/>
      <text:p text:style-name="Standard">Prisboka inneholder registrerte/kalkulerte poster med pris pr enhet, både timekostnad med material pr kategori, kjøregodtgjørelse etc. Legg inn riktig mengde av hver aktuell post og merk disse i avmerkingsboks ”velg”. Til hver post kan det også velges årsak for medtak av denne posten – pga hærverk, mugg og fuktskader, manglende vask ved utflytting etc. Det kan også registreres prosentsats pr post dersom reduksjon av satser kan være aktuelt (eksempelvis delvis vasket).</text:p>
      <text:p text:style-name="Standard"/>
      <text:p text:style-name="Standard">Når valg av poster er utført klikkes ”Legg til”. Postene havner da i visningsvinduet under. Den enkelte posten i visningsvinduet kan redigeres og slettes.</text:p>
      <text:p text:style-name="P11"/>
      <text:p text:style-name="Standard">registrerte avvik på aktuell post ved kalkulering av den aktuelle arbeidsordren. <text:s/>Avviket kan editeres eller slettes. I tillegg kan det registreres nye avvik ved ”Legg til”.</text:p>
      <text:list text:style-name="L2">
        <text:list-item>
          <text:p text:style-name="P2">Ved valg ”Editer” kan både beløp og beskrivelse for det aktuelle avviket redigeres.</text:p>
        </text:list-item>
        <text:list-item>
          <text:p text:style-name="P2">Alle registrerte avvik på en post summeres og totalavviket på posten vises i oversikten med kalkulasjon.</text:p>
        </text:list-item>
      </text:list>
      <text:h text:style-name="Heading_20_2" text:outline-level="2">Kalkuler arbeidsordre – fra mal</text:h>
      <text:p text:style-name="Standard">Bruker kan har opprettet male for en typisk beskrivelse som inneholder standard element som vil gå igjen for lignende arbeidsordrer.</text:p>
      <text:p text:style-name="Standard"/>
      <text:p text:style-name="Standard">Disse kan filtreres på kapittel og bruker. Med kapittel kan være type arbeider som </text:p>
      <text:list text:style-name="WW8Num10">
        <text:list-item>
          <text:p text:style-name="P4">Snekkerarbeider</text:p>
        </text:list-item>
        <text:list-item>
          <text:p text:style-name="P4">Elektrikerarbeider</text:p>
        </text:list-item>
        <text:list-item>
          <text:p text:style-name="P4">Renhold</text:p>
        </text:list-item>
        <text:list-item>
          <text:p text:style-name="P4">Murerarbeider</text:p>
        </text:list-item>
        <text:list-item>
          <text:p text:style-name="P4">Rørleggerarbeider</text:p>
        </text:list-item>
        <text:list-item>
          <text:p text:style-name="P4">Inndredning</text:p>
        </text:list-item>
        <text:list-item>
          <text:p text:style-name="P4">Flytting etc</text:p>
        </text:list-item>
      </text:list>
      <text:p text:style-name="Standard"/>
      <text:p text:style-name="Standard"/>
      <text:p text:style-name="Standard">Ovserikten kan sorteres i stigende eller synkende rekkefølge ved å klikke på farget kolonnenavn i aktuell kolonne for sortering.</text:p>
      <text:p text:style-name="Standard"/>
      <text:p text:style-name="Standard">Man kan bla i registeret ved å bruke piler i overkant av tabellen, eventuelt åpne hele søkeresulatet og scrolle.</text:p>
      <text:p text:style-name="Standard"/>
      <text:p text:style-name="Standard">I søkevindu kan det søkes på deler av eller hele ord i en mal.</text:p>
      <text:p text:style-name="Standard"/>
      <text:p text:style-name="Standard">Når man har funnet den aktuelle malen velges denne ved å klikke i velg-boksen helt til høyre på ra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4-04T08:49:24</meta:creation-date>
    <dc:creator>Sigurd Nes</dc:creator>
    <dc:date>2007-04-04T08:57:36</dc:date>
    <dc:language>en-US</dc:language>
    <meta:editing-cycles>5</meta:editing-cycles>
    <meta:editing-duration>PT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5" meta:word-count="361" meta:character-count="2309"/>
  </office:meta>
</office:document-meta>
</file>